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nectionHtmlUnitDriverTests.getWebConnectionDefault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nectionHtmlUnitDri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nectionHtmlUnitDriverTests.setWebConnection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nectionHtmlUnitDriverTests.setWeb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